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16fe" officeooo:paragraph-rsid="001216fe"/>
    </style:style>
    <style:style style:name="P2" style:family="paragraph" style:parent-style-name="Standard" style:list-style-name="L5">
      <style:text-properties officeooo:rsid="001216fe" officeooo:paragraph-rsid="001216fe"/>
    </style:style>
    <style:style style:name="P3" style:family="paragraph" style:parent-style-name="Standard" style:list-style-name="L6">
      <style:text-properties officeooo:rsid="001216fe" officeooo:paragraph-rsid="001216fe"/>
    </style:style>
    <style:style style:name="P4" style:family="paragraph" style:parent-style-name="Standard" style:list-style-name="L7">
      <style:text-properties officeooo:rsid="001216fe" officeooo:paragraph-rsid="001216fe"/>
    </style:style>
    <style:style style:name="P5" style:family="paragraph" style:parent-style-name="Standard" style:list-style-name="L8">
      <style:text-properties officeooo:rsid="001216fe" officeooo:paragraph-rsid="001216fe"/>
    </style:style>
    <style:style style:name="P6" style:family="paragraph" style:parent-style-name="Standard" style:list-style-name="L10">
      <style:text-properties officeooo:rsid="001216fe" officeooo:paragraph-rsid="001216fe"/>
    </style:style>
    <style:style style:name="P7" style:family="paragraph" style:parent-style-name="Standard" style:list-style-name="L5">
      <style:text-properties officeooo:rsid="00146cc4" officeooo:paragraph-rsid="00146cc4"/>
    </style:style>
    <style:style style:name="P8" style:family="paragraph" style:parent-style-name="Standard" style:list-style-name="L11">
      <style:text-properties officeooo:rsid="00146cc4" officeooo:paragraph-rsid="00146cc4"/>
    </style:style>
    <style:style style:name="P9" style:family="paragraph" style:parent-style-name="Standard" style:list-style-name="L11">
      <style:text-properties officeooo:rsid="00146cc4" officeooo:paragraph-rsid="001802a8"/>
    </style:style>
    <style:style style:name="P10" style:family="paragraph" style:parent-style-name="Standard" style:list-style-name="L5">
      <style:text-properties officeooo:rsid="00165044" officeooo:paragraph-rsid="00165044"/>
    </style:style>
    <style:style style:name="P11" style:family="paragraph" style:parent-style-name="Standard" style:list-style-name="L11">
      <style:text-properties officeooo:rsid="00165044" officeooo:paragraph-rsid="00165044"/>
    </style:style>
    <style:style style:name="P12" style:family="paragraph" style:parent-style-name="Standard">
      <style:text-properties officeooo:paragraph-rsid="001e2a40"/>
    </style:style>
    <style:style style:name="P13" style:family="paragraph" style:parent-style-name="Standard">
      <style:paragraph-properties fo:margin-left="2.501cm" fo:margin-right="0cm" fo:text-indent="0cm" style:auto-text-indent="false"/>
      <style:text-properties officeooo:rsid="00146cc4" officeooo:paragraph-rsid="001802a8"/>
    </style:style>
    <style:style style:name="P14" style:family="paragraph" style:parent-style-name="Standard">
      <style:paragraph-properties fo:margin-left="3.752cm" fo:margin-right="0cm" fo:text-indent="0cm" style:auto-text-indent="false"/>
      <style:text-properties officeooo:rsid="001216fe" officeooo:paragraph-rsid="001802a8"/>
    </style:style>
    <style:style style:name="T1" style:family="text">
      <style:text-properties officeooo:rsid="0012c801"/>
    </style:style>
    <style:style style:name="T2" style:family="text">
      <style:text-properties officeooo:rsid="00146cc4"/>
    </style:style>
    <style:style style:name="T3" style:family="text">
      <style:text-properties officeooo:rsid="00165044"/>
    </style:style>
    <style:style style:name="T4" style:family="text">
      <style:text-properties fo:color="#ce181e" fo:background-color="#fff200" loext:char-shading-value="0"/>
    </style:style>
    <style:style style:name="T5" style:family="text">
      <style:text-properties officeooo:rsid="001802a8"/>
    </style:style>
    <style:style style:name="T6" style:family="text">
      <style:text-properties officeooo:rsid="001b5cac"/>
    </style:style>
    <style:style style:name="T7" style:family="text">
      <style:text-properties officeooo:rsid="001e2a40"/>
    </style:style>
    <style:style style:name="T8" style:family="text">
      <style:text-properties fo:font-variant="normal" fo:text-transform="none" fo:color="#252525" style:font-name="sans-serif" fo:font-size="10.5pt" fo:letter-spacing="normal" fo:font-style="normal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– Instalación sublime, xampp, filezilla, libreoffice. + configuración.</text:p>
      <text:p text:style-name="P1">************** SERVIZOS SOCIOSANITARIOS A DOMICILIO ***********</text:p>
      <text:p text:style-name="P1">2 – saber como vai ser o proxecto. Organización de base de datos, nº tábulas. Relacións…</text:p>
      <text:p text:style-name="P1">1 empresa que ofrece servicios sociosanitarios</text:p>
      <text:p text:style-name="P1">que se vai facer na empresa?</text:p>
      <text:p text:style-name="P1">A web terá </text:p>
      <text:list xml:id="list2855755164" text:style-name="L5">
        <text:list-item>
          <text:p text:style-name="P10">HOME - <text:span text:style-name="T6">Intro</text:span></text:p>
        </text:list-item>
        <text:list-item>
          <text:p text:style-name="P10">CENTROS – <text:span text:style-name="T6">Tipos:</text:span></text:p>
        </text:list-item>
      </text:list>
      <text:list xml:id="list4202968072" text:style-name="L6">
        <text:list-item>
          <text:list>
            <text:list-item>
              <text:p text:style-name="P3">Residencias</text:p>
            </text:list-item>
            <text:list-item>
              <text:p text:style-name="P3">Centros de día</text:p>
            </text:list-item>
            <text:list-item>
              <text:p text:style-name="P3">Vivendas con serviços</text:p>
            </text:list-item>
            <text:list-item>
              <text:p text:style-name="P3">Centros de atención à discapacidade</text:p>
            </text:list-item>
            <text:list-item>
              <text:p text:style-name="P3">Clínicas de Saúde Mental</text:p>
            </text:list-item>
            <text:list-item>
              <text:p text:style-name="P3">Atopa o teu centro! http://www.sarquavitae.es/<text:span text:style-name="T4">buscador-de-centros</text:span>/?residencia</text:p>
            </text:list-item>
          </text:list>
        </text:list-item>
      </text:list>
      <text:list xml:id="list143524823019235" text:continue-list="list2855755164" text:style-name="L5">
        <text:list-item>
          <text:p text:style-name="P10">SERVIZOS</text:p>
        </text:list-item>
      </text:list>
      <text:list xml:id="list838920678" text:style-name="L7">
        <text:list-item>
          <text:list>
            <text:list-item>
              <text:p text:style-name="P4">RESIDENCIA<text:span text:style-name="T1">I</text:span>S</text:p>
              <text:list>
                <text:list-item>
                  <text:p text:style-name="P4">Unidad<text:span text:style-name="T1">e</text:span> de Alzheimer <text:span text:style-name="T1">e</text:span> o<text:span text:style-name="T1">u</text:span>tras demencias</text:p>
                </text:list-item>
                <text:list-item>
                  <text:p text:style-name="P4">Convalecencia <text:span text:style-name="T1">e</text:span> rehabilitación</text:p>
                </text:list-item>
                <text:list-item>
                  <text:p text:style-name="P4">Respiro familiar</text:p>
                </text:list-item>
                <text:list-item>
                  <text:p text:style-name="P4">C<text:span text:style-name="T1">o</text:span>idados paliativos</text:p>
                </text:list-item>
                <text:list-item>
                  <text:p text:style-name="P4">Trastornos de Conducta</text:p>
                </text:list-item>
                <text:list-item>
                  <text:p text:style-name="P4">Atención <text:span text:style-name="T1">x</text:span>erontoló<text:span text:style-name="T1">x</text:span>ica</text:p>
                </text:list-item>
                <text:list-item>
                  <text:p text:style-name="P4">Discapacidad<text:span text:style-name="T1">e</text:span> física <text:span text:style-name="T1">e</text:span> psíquica</text:p>
                </text:list-item>
                <text:list-item>
                  <text:p text:style-name="P4">Unidad<text:span text:style-name="T1">e</text:span> Sa<text:span text:style-name="T1">ú</text:span>d<text:span text:style-name="T1">e</text:span> Mental</text:p>
                </text:list-item>
                <text:list-item>
                  <text:p text:style-name="P4">Atención diurna</text:p>
                </text:list-item>
                <text:list-item>
                  <text:p text:style-name="P4">Centro de no<text:span text:style-name="T1">it</text:span>e</text:p>
                </text:list-item>
              </text:list>
            </text:list-item>
            <text:list-item>
              <text:p text:style-name="P4">DOMICILIARIOS</text:p>
              <text:list>
                <text:list-item>
                  <text:p text:style-name="P4">Teleasistencia</text:p>
                </text:list-item>
                <text:list-item>
                  <text:p text:style-name="P4">Teleasistencia Móvil</text:p>
                </text:list-item>
                <text:list-item>
                  <text:p text:style-name="P4">Call Center Médico</text:p>
                </text:list-item>
                <text:list-item>
                  <text:p text:style-name="P4">Médicos <text:span text:style-name="T1">e</text:span> enferm<text:span text:style-name="T1">a</text:span>ría a domicilio</text:p>
                </text:list-item>
                <text:list-item>
                  <text:p text:style-name="P4">A<text:span text:style-name="T1">x</text:span>uda a domicilio</text:p>
                </text:list-item>
                <text:list-item>
                  <text:p text:style-name="P4">Consultas externas</text:p>
                </text:list-item>
                <text:list-item>
                  <text:p text:style-name="P4">Atención a pacientes crónicos <text:span text:style-name="T1">e</text:span> paliativos</text:p>
                </text:list-item>
                <text:list-item>
                  <text:p text:style-name="P4">Equip<text:span text:style-name="T1">a</text:span> de Atención Psicosocial </text:p>
                </text:list-item>
              </text:list>
            </text:list-item>
          </text:list>
        </text:list-item>
      </text:list>
      <text:list xml:id="list143524401624019" text:continue-list="list143524823019235" text:style-name="L5">
        <text:list-item>
          <text:p text:style-name="P2">ESPECIALIDADES</text:p>
        </text:list-item>
      </text:list>
      <text:list xml:id="list3242041561" text:style-name="L8">
        <text:list-item>
          <text:list>
            <text:list-item>
              <text:p text:style-name="P5">Alzheimer</text:p>
            </text:list-item>
            <text:list-item>
              <text:p text:style-name="P5">Parkinson</text:p>
            </text:list-item>
            <text:list-item>
              <text:p text:style-name="P5">Traumatismos</text:p>
            </text:list-item>
          </text:list>
        </text:list-item>
      </text:list>
      <text:list xml:id="list143523541264993" text:continue-list="list143524401624019" text:style-name="L5">
        <text:list-item>
          <text:list>
            <text:list-item>
              <text:p text:style-name="P2">ICTUS</text:p>
            </text:list-item>
            <text:list-item>
              <text:p text:style-name="P2">Trastornos de conducta</text:p>
            </text:list-item>
            <text:list-item>
              <text:p text:style-name="P2">Enfermo Crónico</text:p>
            </text:list-item>
            <text:list-item>
              <text:p text:style-name="P2">Escleros<text:span text:style-name="T1">e</text:span> Múltiple</text:p>
            </text:list-item>
            <text:list-item>
              <text:p text:style-name="P2">Enferm<text:span text:style-name="T1">i</text:span>dades avanzadas</text:p>
            </text:list-item>
            <text:list-item>
              <text:p text:style-name="P2">Discapacidad<text:span text:style-name="T1">e</text:span> intelectual <text:span text:style-name="T1">e</text:span> física</text:p>
            </text:list-item>
            <text:list-item>
              <text:p text:style-name="P2">Sa<text:span text:style-name="T1">ú</text:span>d<text:span text:style-name="T1">e</text:span> Mental</text:p>
            </text:list-item>
          </text:list>
        </text:list-item>
        <text:list-item>
          <text:p text:style-name="P2">SOBRE NOS</text:p>
          <text:list>
            <text:list-item>
              <text:p text:style-name="P2"><text:s/>Plataforma de servi<text:span text:style-name="T1">z</text:span>os</text:p>
            </text:list-item>
            <text:list-item>
              <text:p text:style-name="P2"><text:s/>SARquavitae en cifras</text:p>
            </text:list-item>
            <text:list-item>
              <text:p text:style-name="P2"><text:s/>Organigrama</text:p>
            </text:list-item>
            <text:list-item>
              <text:p text:style-name="P2"><text:s/><text:span text:style-name="T1">O nos</text:span>o ADN</text:p>
            </text:list-item>
            <text:list-item>
              <text:p text:style-name="P2"><text:s/>RSE</text:p>
            </text:list-item>
            <text:list-item>
              <text:p text:style-name="P2"><text:soft-page-break/><text:s/>Comité de Ética</text:p>
            </text:list-item>
            <text:list-item>
              <text:p text:style-name="P2"><text:s/>Innovación</text:p>
            </text:list-item>
            <text:list-item>
              <text:p text:style-name="P2"><text:s/>Calidad<text:span text:style-name="T1">e</text:span></text:p>
            </text:list-item>
            <text:list-item>
              <text:p text:style-name="P2"><text:s/><text:span text:style-name="T1">X</text:span>estión de servi<text:span text:style-name="T1">zo</text:span>s públicos</text:p>
            </text:list-item>
            <text:list-item>
              <text:p text:style-name="P2"><text:s/>Ac<text:span text:style-name="T1">o</text:span>rdos <text:span text:style-name="T1">e</text:span> colaboraci<text:span text:style-name="T1">ón</text:span>s</text:p>
            </text:list-item>
            <text:list-item>
              <text:p text:style-name="P2"><text:s/>Traba<text:span text:style-name="T1">ll</text:span>a connos<text:span text:style-name="T1">c</text:span>o </text:p>
            </text:list-item>
          </text:list>
        </text:list-item>
        <text:list-item>
          <text:p text:style-name="P2">SALA DE PRENSA</text:p>
          <text:list>
            <text:list-item>
              <text:p text:style-name="P2"><text:span text:style-name="T1">Os nosos</text:span> pro<text:span text:style-name="T1">x</text:span>ectos</text:p>
            </text:list-item>
            <text:list-item>
              <text:p text:style-name="P2">Noticias</text:p>
            </text:list-item>
            <text:list-item>
              <text:p text:style-name="P2">Multimedia</text:p>
            </text:list-item>
            <text:list-item>
              <text:p text:style-name="P2">Newsletter</text:p>
            </text:list-item>
            <text:list-item>
              <text:p text:style-name="P2"><text:span text:style-name="T1">X</text:span>ornadas <text:span text:style-name="T1">e</text:span> actos</text:p>
            </text:list-item>
            <text:list-item>
              <text:p text:style-name="P2">HAEL</text:p>
            </text:list-item>
            <text:list-item>
              <text:p text:style-name="P2">Biblioteca</text:p>
            </text:list-item>
            <text:list-item>
              <text:p text:style-name="P2">Redes socia<text:span text:style-name="T1">i</text:span>s</text:p>
            </text:list-item>
          </text:list>
        </text:list-item>
        <text:list-item>
          <text:p text:style-name="P2">A <text:span text:style-name="T1">NOSA </text:span>FUNDACIÓN</text:p>
          <text:p text:style-name="P2"/>
        </text:list-item>
        <text:list-item>
          <text:p text:style-name="P2"><text:s/>Descripción d<text:span text:style-name="T1">o</text:span> servi<text:span text:style-name="T1">z</text:span>o</text:p>
        </text:list-item>
        <text:list-item>
          <text:p text:style-name="P2"><text:s/>C<text:span text:style-name="T1">o</text:span>mo traba<text:span text:style-name="T1">ll</text:span>amos?</text:p>
        </text:list-item>
        <text:list-item>
          <text:p text:style-name="P2"><text:s/>Equip<text:span text:style-name="T1">a</text:span> especializado</text:p>
        </text:list-item>
        <text:list-item>
          <text:p text:style-name="P2"><text:s/><text:span text:style-name="T1">As No</text:span>sas Delegaci<text:span text:style-name="T2">ón</text:span>s</text:p>
        </text:list-item>
        <text:list-item>
          <text:p text:style-name="P2">Área privada <text:span text:style-name="T1">=&gt; api</text:span></text:p>
          <text:list>
            <text:list-item>
              <text:p text:style-name="P7">LOGIN Clientes</text:p>
            </text:list-item>
          </text:list>
        </text:list-item>
      </text:list>
      <text:list xml:id="list2662126002" text:style-name="L11">
        <text:list-item>
          <text:list>
            <text:list-item>
              <text:list>
                <text:list-item>
                  <text:p text:style-name="P8">cliente – <text:span text:style-name="T5">Un cliente pode ingresar varios usuarios</text:span></text:p>
                </text:list-item>
                <text:list-item>
                  <text:p text:style-name="P8">usuario <text:span text:style-name="T3">de servizo – un usuario só é ingresado por un cliente – Un usuario pode recibir varios servizos</text:span></text:p>
                </text:list-item>
                <text:list-item>
                  <text:p text:style-name="P9">serv<text:span text:style-name="T3">iz</text:span>os – <text:span text:style-name="T5">Tipos de servizo – un servicio pode ter varias especialidades – Un servizo vaise prestar a varios usuarios</text:span></text:p>
                </text:list-item>
              </text:list>
            </text:list-item>
          </text:list>
        </text:list-item>
      </text:list>
      <text:p text:style-name="P13"><text:span text:style-name="T5">– residenciais, domiciliarios e empresas</text:span></text:p>
      <text:list xml:id="list143525622496867" text:continue-numbering="true" text:style-name="L11">
        <text:list-item>
          <text:list>
            <text:list-item>
              <text:list>
                <text:list-item>
                  <text:p text:style-name="P8">especialidades <text:span text:style-name="T3">de servizo – unha especialidade só é de un servizo</text:span></text:p>
                </text:list-item>
              </text:list>
            </text:list-item>
          </text:list>
        </text:list-item>
      </text:list>
      <text:p text:style-name="P14">Unidad<text:span text:style-name="T1">e</text:span> de Alzheimer <text:span text:style-name="T1">e</text:span> o<text:span text:style-name="T1">u</text:span>tras demencias</text:p>
      <text:p text:style-name="P14">Convalecencia <text:span text:style-name="T1">e</text:span> rehabilitación</text:p>
      <text:p text:style-name="P14">Respiro familiar</text:p>
      <text:p text:style-name="P14">C<text:span text:style-name="T1">o</text:span>idados paliativos</text:p>
      <text:p text:style-name="P14">Trastornos de Conducta</text:p>
      <text:p text:style-name="P14">Atención <text:span text:style-name="T1">x</text:span>erontoló<text:span text:style-name="T1">x</text:span>ica</text:p>
      <text:p text:style-name="P14">Discapacidad<text:span text:style-name="T1">e</text:span> física <text:span text:style-name="T1">e</text:span> psíquica</text:p>
      <text:p text:style-name="P14">Unidad<text:span text:style-name="T1">e</text:span> Sa<text:span text:style-name="T1">ú</text:span>d<text:span text:style-name="T1">e</text:span> Mental</text:p>
      <text:p text:style-name="P14">Atención diurna</text:p>
      <text:p text:style-name="P14">Centro de no<text:span text:style-name="T1">it</text:span>e</text:p>
      <text:p text:style-name="P14">Teleasistencia</text:p>
      <text:p text:style-name="P14">Teleasistencia Móvil</text:p>
      <text:p text:style-name="P14">Call Center Médico</text:p>
      <text:p text:style-name="P14">Médicos <text:span text:style-name="T1">e</text:span> enferm<text:span text:style-name="T1">a</text:span>ría a domicilio</text:p>
      <text:p text:style-name="P14">A<text:span text:style-name="T1">x</text:span>uda a domicilio</text:p>
      <text:p text:style-name="P14">Consultas externas</text:p>
      <text:p text:style-name="P14">Atención a pacientes crónicos <text:span text:style-name="T1">e</text:span> paliativos</text:p>
      <text:p text:style-name="P14">Equip<text:span text:style-name="T1">a</text:span> de Atención Psicosocial Fundación SARquavitae</text:p>
      <text:list xml:id="list143524378561183" text:continue-numbering="true" text:style-name="L11">
        <text:list-item>
          <text:list>
            <text:list-item>
              <text:list>
                <text:list-item>
                  <text:p text:style-name="P11">datas inicio, fin</text:p>
                </text:list-item>
                <text:list-item>
                  <text:p text:style-name="P11">centro no que se vai prestar servizo →<text:span text:style-name="T5"> un centro pode ofrecer vários servizos</text:span></text:p>
                </text:list-item>
              </text:list>
            </text:list-item>
          </text:list>
        </text:list-item>
      </text:list>
      <text:p text:style-name="P1"/>
      <text:p text:style-name="P1">3 – coñecer os extras que vai oferecer.</text:p>
      <text:p text:style-name="P1"><text:soft-page-break/>Webscrappers para recopilar datos estes son gratuitos:</text:p>
      <text:list xml:id="list2231002303" text:style-name="L10">
        <text:list-item>
          <text:p text:style-name="P6"><text:a xlink:type="simple" xlink:href="https://webhose.io/news-data-feed" text:style-name="Internet_20_link" text:visited-style-name="Visited_20_Internet_20_Link">https://webhose.io/news-data-feed</text:a></text:p>
        </text:list-item>
        <text:list-item>
          <text:p text:style-name="P6"><text:a xlink:type="simple" xlink:href="https://www.apifier.com/" text:style-name="Internet_20_link" text:visited-style-name="Visited_20_Internet_20_Link">https://www.apifier.com/</text:a></text:p>
        </text:list-item>
      </text:list>
      <text:p text:style-name="P1"/>
      <text:p text:style-name="P12"><text:span text:style-name="T7">GIT + </text:span><text:span text:style-name="T8">Advanced REST Client</text:span> 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6:33:26.336000000</meta:creation-date>
    <dc:date>2017-08-14T14:35:23.242000000</dc:date>
    <meta:editing-duration>PT1H27M20S</meta:editing-duration>
    <meta:editing-cycles>1</meta:editing-cycles>
    <meta:document-statistic meta:table-count="0" meta:image-count="0" meta:object-count="0" meta:page-count="3" meta:paragraph-count="104" meta:word-count="438" meta:character-count="2747" meta:non-whitespace-character-count="2458"/>
    <meta:generator>LibreOffice/5.4.0.3$Windows_x86 LibreOffice_project/7556cbc6811c9d992f4064ab9287069087d7f62c</meta:generator>
  </office:meta>
</office:document-meta>
</file>